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Hei" svg:font-family="SimHei" style:font-pitch="variable"/>
    <style:font-face style:name="宋体" svg:font-family="宋体" style:font-adornments="标准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标准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font-size="10.5pt" officeooo:rsid="001ea5fa" officeooo:paragraph-rsid="001ea5fa" style:font-name-asian="宋体" style:font-size-asian="10.5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2pt" officeooo:rsid="001ea5fa" officeooo:paragraph-rsid="001ea5fa" style:font-name-asian="SimHei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0.5pt" officeooo:rsid="001ea5fa" officeooo:paragraph-rsid="001ea5fa" style:font-name-asian="宋体" style:font-size-asian="10.5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0.5pt" officeooo:rsid="001ea5fa" officeooo:paragraph-rsid="002593db" style:font-name-asian="宋体" style:font-size-asian="10.5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0.5pt" officeooo:rsid="001ea5fa" officeooo:paragraph-rsid="0025f1f5" style:font-name-asian="宋体" style:font-size-asian="10.5pt" style:font-size-complex="12pt"/>
    </style:style>
    <style:style style:name="T1" style:family="text">
      <style:text-properties officeooo:rsid="00207453"/>
    </style:style>
    <style:style style:name="T2" style:family="text">
      <style:text-properties officeooo:rsid="0022b00f"/>
    </style:style>
    <style:style style:name="T3" style:family="text">
      <style:text-properties officeooo:rsid="002593db"/>
    </style:style>
    <style:style style:name="T4" style:family="text">
      <style:text-properties officeooo:rsid="0025f1f5"/>
    </style:style>
    <style:style style:name="T5" style:family="text">
      <style:text-properties officeooo:rsid="002601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编译方法</text:p>
      <text:p text:style-name="P2"/>
      <text:p text:style-name="P1"><text:tab/>假设llc、clang的存在。</text:p>
      <text:p text:style-name="P1"><text:tab/>编译haskell源码：</text:p>
      <text:p text:style-name="P1"><text:tab/>ghc urun.hs -O2</text:p>
      <text:p text:style-name="P1"><text:tab/>ghc ucomp.hs -O2</text:p>
      <text:p text:style-name="P1"><text:tab/>ghc ki.hs -O2</text:p>
      <text:p text:style-name="P1"><text:tab/>ghc kc.hs -O2</text:p>
      <text:p text:style-name="P1"><text:tab/>如果想要使用<text:span text:style-name="T2">“编译”功能，</text:span>编译<text:span text:style-name="T2">c源码：</text:span></text:p>
      <text:p text:style-name="P1"><text:tab/><text:span text:style-name="T2">make</text:span></text:p>
      <text:p text:style-name="P1"><text:tab/>另外<text:span text:style-name="T5">，还可以</text:span>编译<text:span text:style-name="T3">uglyprint</text:span></text:p>
      <text:p text:style-name="P4"><text:tab/><text:span text:style-name="T3">./ucomp uglyprint.u</text:span></text:p>
      <text:p text:style-name="P1"/>
      <text:p text:style-name="P2">使用方法</text:p>
      <text:p text:style-name="P1"/>
      <text:p text:style-name="P1"><text:tab/>urun和ucomp是推荐的工具。</text:p>
      <text:p text:style-name="P1"><text:tab/>./urun filename.u</text:p>
      <text:p text:style-name="P1"><text:tab/>会执行filename.u中的程序。可以用</text:p>
      <text:p text:style-name="P1"><text:tab/>./urun helloworld.u</text:p>
      <text:p text:style-name="P1"><text:tab/>和</text:p>
      <text:p text:style-name="P1"><text:tab/>echo 1 2 | ./urun aplusb.u</text:p>
      <text:p text:style-name="P1"><text:tab/>来检查编译是否成功</text:p>
      <text:p text:style-name="P1"><text:tab/>./urun</text:p>
      <text:p text:style-name="P1"><text:tab/>会打开一个repl的终端。可以在其中使用import语句、def语句等。例如</text:p>
      <text:p text:style-name="P1"><text:tab/>./urun</text:p>
      <text:p text:style-name="P1"><text:tab/>prelude&gt;(+ 1 2)</text:p>
      <text:p text:style-name="P1"><text:tab/>3</text:p>
      <text:p text:style-name="P1"><text:tab/>prelude&gt;(def strCat ++)</text:p>
      <text:p text:style-name="P1"><text:tab/>prelude&gt;(import* io)</text:p>
      <text:p text:style-name="P1"><text:tab/>prelude io&gt;(putStrLn (strCat "hello" " world") exit)</text:p>
      <text:p text:style-name="P1"><text:tab/>hello world</text:p>
      <text:p text:style-name="P1"><text:tab/>prelude io&gt;:q</text:p>
      <text:p text:style-name="P1"/>
      <text:p text:style-name="P1"><text:tab/>ucomp是编译用的工具。</text:p>
      <text:p text:style-name="P1"><text:tab/>./ucomp filename.u [-o filename] [-is arch]</text:p>
      <text:p text:style-name="P1"><text:tab/>会把filename.u中的程序编译到输出文件。不加-o会产生同名（去掉.u后缀）的输出文件。</text:p>
      <text:p text:style-name="P1"><text:tab/>可以加入-is x86-64来指定输出到x86-64平台。没有测试过指定其他平台会发生什么（取决于系统的工具链）。</text:p>
      <text:p text:style-name="P1"/>
      <text:p text:style-name="P1"><text:tab/><text:span text:style-name="T1">ki和kc是为了满足作业要求而存在的urun和ucomp的替代品。除自动化测试脚本外，不推荐使用它们。</text:span></text:p>
      <text:p text:style-name="P1"><text:tab/></text:p>
      <text:p text:style-name="P1"><text:tab/><text:span text:style-name="T4">uglyprint的使用方法：</text:span></text:p>
      <text:p text:style-name="P1"><text:tab/>./<text:span text:style-name="T4">uglyprint inputfile.u</text:span></text:p>
      <text:p text:style-name="P1"><text:tab/>或者</text:p>
      <text:p text:style-name="P1"><text:tab/>./<text:span text:style-name="T4">urun uglyprint inputfile.u</text:span></text:p>
      <text:p text:style-name="P1"><text:tab/>例如：</text:p>
      <text:p text:style-name="P1"><text:tab/><text:span text:style-name="T4">$./urun uglyprint.u uglyprint.u &gt; uglyprint1.u</text:span></text:p>
      <text:p text:style-name="P5"><text:span text:style-name="T4"><text:tab/>$./urun uglyprint1.u uglyprint1.u &gt; uglyprint2.u</text:span></text:p>
      <text:p text:style-name="P5"><text:tab/><text:span text:style-name="T4">$diff uglyprint1.u uglyprint2.u</text:span></text:p>
      <text:p text:style-name="P5"><text:tab/><text:span text:style-name="T4">uglyprint的输出保持幂等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imHei" svg:font-family="SimHei" style:font-pitch="variable"/>
    <style:font-face style:name="宋体" svg:font-family="宋体" style:font-adornments="标准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标准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2T03:29:58.576758401</meta:creation-date>
    <dc:date>2017-01-15T21:51:02.694778634</dc:date>
    <meta:editing-duration>PT7M3S</meta:editing-duration>
    <meta:editing-cycles>9</meta:editing-cycles>
    <meta:generator>LibreOffice/4.2.8.2$Linux_X86_64 LibreOffice_project/420m0$Build-2</meta:generator>
    <meta:document-statistic meta:table-count="0" meta:image-count="0" meta:object-count="0" meta:page-count="1" meta:paragraph-count="44" meta:word-count="333" meta:character-count="911" meta:non-whitespace-character-count="821"/>
  </office:meta>
</office:document-meta>
</file>